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c0a9b" officeooo:paragraph-rsid="001c0a9b"/>
    </style:style>
    <style:style style:name="P2" style:family="paragraph" style:parent-style-name="Standard">
      <style:text-properties style:font-name="FreeMono" officeooo:rsid="001c8c04" officeooo:paragraph-rsid="001c8c04"/>
    </style:style>
    <style:style style:name="P3" style:family="paragraph" style:parent-style-name="Standard">
      <style:text-properties style:font-name="FreeMono" officeooo:rsid="001c8c04" officeooo:paragraph-rsid="001e8202"/>
    </style:style>
    <style:style style:name="P4" style:family="paragraph" style:parent-style-name="Standard">
      <style:text-properties style:font-name="FreeMono" officeooo:rsid="001e8202" officeooo:paragraph-rsid="001e8202"/>
    </style:style>
    <style:style style:name="P5" style:family="paragraph" style:parent-style-name="Standard">
      <style:text-properties style:font-name="FreeMono" officeooo:rsid="0023cf22" officeooo:paragraph-rsid="0023cf22"/>
    </style:style>
    <style:style style:name="P6" style:family="paragraph" style:parent-style-name="Standard">
      <style:text-properties style:font-name="FreeMono" officeooo:rsid="0026e2a4" officeooo:paragraph-rsid="0026e2a4"/>
    </style:style>
    <style:style style:name="P7" style:family="paragraph" style:parent-style-name="Standard">
      <style:text-properties style:font-name="FreeMono" officeooo:rsid="0027897d" officeooo:paragraph-rsid="0027897d"/>
    </style:style>
    <style:style style:name="T1" style:family="text">
      <style:text-properties officeooo:rsid="001e8202"/>
    </style:style>
    <style:style style:name="T2" style:family="text">
      <style:text-properties officeooo:rsid="00221759"/>
    </style:style>
    <style:style style:name="T3" style:family="text">
      <style:text-properties officeooo:rsid="0025c6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S200</text:p>
      <text:p text:style-name="P1">Homework 03</text:p>
      <text:p text:style-name="P1">Christopher Bero</text:p>
      <text:p text:style-name="P1"/>
      <text:p text:style-name="P3">1a. <text:tab/><text:span text:style-name="T1">Something that caught my attention in the text was the relation of digital media, music, and the internet to transcultural flows. In high school, my jazz band went on tour to China and spent a month traveling around the country playing gigs. While we were there, my roommate and I worked out a way around the great firewall and uploaded a </text:span><text:a xlink:type="simple" xlink:href="https://www.youtube.com/watch?v=vevPgtgOryE" text:style-name="Internet_20_link" text:visited-style-name="Visited_20_Internet_20_Link"><text:span text:style-name="T1">youtube video</text:span></text:a><text:span text:style-name="T1"> set to music we thought featured Chinese vocals. Later we learned that the song's lyrics were in French, because as a stereotype many Chinese people find French to be a fancy or sophisticated language.</text:span></text:p>
      <text:p text:style-name="P2"><text:tab/><text:span text:style-name="T1">So it was much to my surprise to read this week's section and recognize many of the same elements from our trip being a part of this global scene of culture and information sharing and retention.</text:span></text:p>
      <text:p text:style-name="P2"/>
      <text:p text:style-name="P4">1b.<text:tab/><text:span text:style-name="T2">Like many people in the past months, I've heard about the refugee crisis in Europe and the Middle East, but until now haven't understood the surrounding situation or even obvious implications. Refugees aren't necessarily immigrants as I previously supposed, but are instead left in a state short of immigration, and often given little hope of returning to their homeland once conflict or trouble has ceased. </text:span></text:p>
      <text:p text:style-name="P4"/>
      <text:p text:style-name="P5">1c.<text:tab/><text:span text:style-name="T3">The introduction of ethnoscapes, mediascapes, technoscapes, financescapes, and ideoscapes is new to me. It makes sense that global patterns and interactions can be modeled or viewed from lenses which represent factors of social interaction, especially considering the rate at which each of these 'scapes are changing. </text:span></text:p>
      <text:p text:style-name="P5"/>
      <text:p text:style-name="P6">2a.<text:tab/>The increase in technology as a communication system is an obvious choice for a significant global role. As we read in the chapter, in just a few years an entire society can be changed by the advent of wireless communications. Younger generations can use it to retain aspects of their culture abroad, such as television bringing news and popular culture from their home. We also discussed the rise of internet cafes and their work freeing and sharing information in states which impose controlled media and access to the outside world.</text:p>
      <text:p text:style-name="P6"/>
      <text:p text:style-name="P6">2b.<text:tab/>The affect of either scares or outbreak upon sojourners and students abroad. The text covered how previously a disease (swine flu, SARS) has had major impact on the movement of students to foreign schools, and how that caused disruption among even very robust curriculum. Most recently we've heard a lot about the Zika virus, and it's likely that this may have a similar impact on institutes around the United States and other countries.</text:p>
      <text:p text:style-name="P6"/>
      <text:p text:style-name="P7">3.<text:tab/>I'd like to know more about the use of internet technologies to subvert censorship and access information. It has played a large role in my studies as a computer engineer, and is a topic I hope to participate in as a researcher one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09:16:10.736128602</meta:creation-date>
    <dc:date>2016-09-01T11:17:55.670396789</dc:date>
    <meta:editing-duration>PT1H31M21S</meta:editing-duration>
    <meta:editing-cycles>7</meta:editing-cycles>
    <meta:generator>LibreOffice/5.2.0.4$Linux_X86_64 LibreOffice_project/20m0$Build-4</meta:generator>
    <meta:document-statistic meta:table-count="0" meta:image-count="0" meta:object-count="0" meta:page-count="1" meta:paragraph-count="10" meta:word-count="462" meta:character-count="2740" meta:non-whitespace-character-count="2284"/>
  </office:meta>
</office:document-meta>
</file>